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6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7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9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10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2" style:family="paragraph" style:parent-style-name="Iniiaiie_20_oaeno_20_n_20_ionooiii_20_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3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4" style:family="paragraph" style:parent-style-name="caaieiaie_20_2">
      <style:paragraph-properties fo:text-align="end" style:justify-single-word="false"/>
      <style:text-properties fo:font-size="10.5pt" style:font-size-asian="10.5pt" style:font-size-complex="10.5pt"/>
    </style:style>
    <style:style style:name="P15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16" style:family="paragraph" style:parent-style-name="caaieiaie_20_2">
      <style:paragraph-properties fo:text-align="justify" style:justify-single-word="false"/>
      <style:text-properties fo:font-size="10.5pt" fo:font-weight="normal" style:font-size-asian="10.5pt" style:font-weight-asian="normal" style:font-size-complex="10.5pt"/>
    </style:style>
    <style:style style:name="P1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3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4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5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6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7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28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30" style:family="paragraph" style:parent-style-name="Iau_3f_iue" style:master-page-name="">
      <style:paragraph-properties fo:margin-left="0cm" fo:margin-right="0cm" fo:text-align="justify" style:justify-single-word="false" fo:orphans="2" fo:widows="2" fo:text-indent="1.27cm" style:auto-text-indent="false" style:page-number="auto"/>
      <style:text-properties style:use-window-font-color="true" fo:font-size="10.5pt" fo:font-weight="bold" fo:background-color="transparent" style:font-size-asian="10.5pt" style:font-weight-asian="bold" style:font-size-complex="10.5pt" style:font-weight-complex="bold"/>
    </style:style>
    <style:style style:name="P31" style:family="paragraph" style:parent-style-name="Iau_3f_iue" style:master-page-name="">
      <style:paragraph-properties fo:margin-left="0cm" fo:margin-right="0cm" fo:text-align="justify" style:justify-single-word="false" fo:orphans="2" fo:widows="2" fo:text-indent="1.27cm" style:auto-text-indent="false" style:page-number="auto"/>
      <style:text-properties fo:font-size="10.5pt" fo:background-color="transparent" style:font-size-asian="10.5pt" style:font-size-complex="10.5pt"/>
    </style:style>
    <style:style style:name="P32" style:family="paragraph" style:parent-style-name="Iau_3f_iue" style:master-page-name="">
      <style:paragraph-properties fo:margin-left="0cm" fo:margin-right="0cm" fo:text-align="justify" style:justify-single-word="false" fo:orphans="2" fo:widows="2" fo:text-indent="1.296cm" style:auto-text-indent="false" style:page-number="auto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33" style:family="paragraph" style:parent-style-name="Text_20_body" style:master-page-name="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4" style:family="paragraph" style:parent-style-name="Iau_3f_iue">
      <style:paragraph-properties fo:margin-left="0cm" fo:margin-right="0cm" fo:text-align="center" style:justify-single-word="false" fo:orphans="2" fo:widows="2" fo:text-indent="0.026cm" style:auto-text-indent="false"/>
      <style:text-properties fo:font-size="10.5pt" fo:font-weight="bold" style:font-size-asian="10.5pt" style:font-weight-asian="bold" style:font-size-complex="10.5pt"/>
    </style:style>
    <style:style style:name="P35" style:family="paragraph" style:parent-style-name="Iau_3f_iue">
      <style:paragraph-properties fo:margin-left="0cm" fo:margin-right="0cm" fo:text-align="center" style:justify-single-word="false" fo:orphans="2" fo:widows="2" fo:text-indent="0.026cm" style:auto-text-indent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6" style:family="paragraph" style:parent-style-name="FR1">
      <style:paragraph-properties fo:margin-left="0.071cm" fo:margin-right="0cm" fo:margin-top="0cm" fo:margin-bottom="0cm" fo:line-height="100%" fo:text-align="center" style:justify-single-word="false" fo:orphans="0" fo:widows="0" fo:text-indent="-0.053cm" style:auto-text-indent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7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64cm" style:auto-text-indent="false" style:page-number="auto"/>
      <style:text-properties fo:font-size="10.5pt" style:font-size-asian="10.5pt" style:font-size-complex="10.5pt"/>
    </style:style>
    <style:style style:name="P38" style:family="paragraph" style:parent-style-name="Text_20_body" style:master-page-name="Standard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P39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0" style:family="paragraph" style:parent-style-name="Iau_3f_iue" style:list-style-name="L2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41" style:family="paragraph" style:parent-style-name="Iau_3f_iue" style:list-style-name="L7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2" style:family="paragraph" style:parent-style-name="Iau_3f_iue" style:list-style-name="L12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3" style:family="paragraph" style:parent-style-name="Iau_3f_iue" style:list-style-name="L1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4" style:family="paragraph" style:parent-style-name="Iau_3f_iue" style:list-style-name="L15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5" style:family="paragraph" style:parent-style-name="Iau_3f_iue" style:list-style-name="L17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46" style:family="paragraph" style:parent-style-name="Iniiaiie_20_oaeno_20_3" style:list-style-name="L14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7" style:family="paragraph" style:parent-style-name="Iniiaiie_20_oaeno_20_3" style:list-style-name="L16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8" style:family="paragraph" style:parent-style-name="FR1" style:list-style-name="L3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9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0" style:family="paragraph" style:parent-style-name="FR1" style:list-style-name="L9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1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2" style:family="paragraph" style:parent-style-name="FR1" style:list-style-name="L10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3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4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5" style:family="paragraph" style:parent-style-name="FR1" style:list-style-name="L8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6" style:family="paragraph" style:parent-style-name="FR1" style:list-style-name="L1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91cm" style:auto-text-indent="false" style:page-number="auto"/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P57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8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bold"/>
    </style:style>
    <style:style style:name="T6" style:family="text">
      <style:text-properties style:font-name="Times New Roman"/>
    </style:style>
    <style:style style:name="T7" style:family="text">
      <style:text-properties fo:color="#000000" style:font-name="Times New Roman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/>
    </style:style>
    <style:style style:name="T12" style:family="text">
      <style:text-properties fo:language="ru" fo:country="RU"/>
    </style:style>
    <style:style style:name="T13" style:family="text">
      <style:text-properties style:font-name="Times New Roman1" fo:font-size="10.5pt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иложение № 2</text:p>
      <text:p text:style-name="P33">к распоряжению КУМИ г.Братска</text:p>
      <text:p text:style-name="P33">от 28.11.2013 года № 1577</text:p>
      <text:p text:style-name="P22"/>
      <text:p text:style-name="P27">Бланк договора аренды на 201<text:span text:style-name="T10">4</text:span>г. до одного года и долгосрочный (<text:span text:style-name="T12">движимого </text:span>имущество) по торгам</text:p>
      <text:p text:style-name="P26">ДОГОВОР № ____/<text:span text:style-name="T10">14</text:span></text:p>
      <text:p text:style-name="P24">аренды муниципального имущества</text:p>
      <text:p text:style-name="P15">Российская Федерация, Иркутская область, город Братск</text:p>
      <text:p text:style-name="P14"><text:span text:style-name="T3">от _________201</text:span><text:span text:style-name="T11">4</text:span><text:span text:style-name="T3"> года</text:span></text:p>
      <text:p text:style-name="P16"/>
      <text:p text:style-name="P1"><text:span text:style-name="T6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<text:s/>рендодатель, с одной стороны, и ООО (ИП)___________, з</text:span><text:span text:style-name="T7">арегистрировано ИФНС ________ за основным государственным регистрационным номером ___________, </text:span><text:span text:style-name="T6">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13"><text:span text:style-name="T10">1. </text:span>ПРЕДМЕТ ДОГОВОРА</text:p>
      <text:p text:style-name="P1"><text:span text:style-name="T1">1.1.</text:span> По настоящему договору Арендодатель передает, а Арендатору принимает в аренду муниципальное Имущество, согласно прилагаемому перечню (Приложение 1), (далее «Имущество»).</text:p>
      <text:p text:style-name="P1">Адрес расположения Имущества: <text:span text:style-name="T5">Российская</text:span> <text:span text:style-name="T5">Федерация, Иркутская область, г</text:span><text:span text:style-name="T5">ород</text:span><text:span text:style-name="T5"> Братск, ж</text:span><text:span text:style-name="T5">илой </text:span><text:span text:style-name="T5">р</text:span><text:span text:style-name="T5">айон</text:span><text:span text:style-name="T5">_______ул</text:span><text:span text:style-name="T5">ица</text:span><text:span text:style-name="T5">________, дом №______.</text:span></text:p>
      <text:p text:style-name="P1"><text:span text:style-name="T4">Балансовая стоимость </text:span><text:span text:style-name="T4">И</text:span><text:span text:style-name="T4">мущества ____</text:span><text:span text:style-name="T5">_____________.</text:span></text:p>
      <text:p text:style-name="P7"><text:span text:style-name="T1">1.2.</text:span> Имущество принадлежит Арендодателю на праве собственности.</text:p>
      <text:p text:style-name="P7">На момент заключения настоящего Договора, Имущество, передаваемое в аренду, не заложено, не арестовано, не обременено правами третьих лиц.</text:p>
      <text:p text:style-name="P6"><text:span text:style-name="T1">1.3.</text:span> Размер арендной платы установлен в соответствии с протоколом №____ о результатах аукциона по продаже права на заключение договора аренды муниципального имущества от «___» ______201<text:span text:style-name="T10">4</text:span> года в сумме ____руб. в месяц<text:span text:style-name="T4">.</text:span></text:p>
      <text:p text:style-name="P6">Налог на добавленную стоимость (НДС) в арендную плату не входит.</text:p>
      <text:p text:style-name="P6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8">Порядок внесения арендной платы определен в разделе 2 настоящего Договора.</text:p>
      <text:list xml:id="list2862021053897293997" text:style-name="L1">
        <text:list-item>
          <text:list>
            <text:list-item>
              <text:p text:style-name="P57">Указанное Имущество предоставляется Арендатору в аренду для использования по назначению.</text:p>
            </text:list-item>
            <text:list-item>
              <text:p text:style-name="P58">Основание для заключения Договора: протокол № ____о результатах аукциона по продаже права на заключение договора аренды муниципального имущества от «___» ______201<text:span text:style-name="T10">4</text:span> года.</text:p>
            </text:list-item>
          </text:list>
        </text:list-item>
      </text:list>
      <text:p text:style-name="P6"><text:span text:style-name="T1">1.6.</text:span> Срок действия настоящего Договора <text:span text:style-name="T1">с «__» _____ 2014 года до «___»_____ 20__ года.</text:span> По истечении срока действия настоящего Договора, Договор продлению не подлежит.</text:p>
      <text:p text:style-name="P6"/>
      <text:p text:style-name="P24">2. ПОРЯДОК РАСЧЕТОВ</text:p>
      <text:p text:style-name="P3"><text:span text:style-name="T9">2.1</text:span><text:span text:style-name="T8">. Арендная плата за пользование Имуществ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/text:span><text:span text:style-name="T9">по ______руб.</text:span><text:span text:style-name="T8">, без учета НДС</text:span><text:span text:style-name="T13">, до первого числа месяца, следующего за текущим.</text:span></text:p>
      <text:p text:style-name="P2"><text:span text:style-name="T8">Арендатор, после заключения Договора, обязан произвести оплату </text:span>арендной платы за месяц, в котором заключен Договор, <text:span text:style-name="T8">в течении пяти </text:span>календарных дней.</text:p>
      <text:p text:style-name="P10">Датой оплаты Арендатором арендной платы считается дата поступления денежных средств на расчетный счет Арендодателя.</text:p>
      <text:p text:style-name="P8">В платежном поручении указываются назначение платежа, номер договора, дата заключения.</text:p>
      <text:p text:style-name="P8"><text:span text:style-name="T2">2.2.</text:span> Размер арендной платы является фиксированным и в течении срока действия настоящего Договора изменению не подлежит.</text:p>
      <text:p text:style-name="P8"><text:span text:style-name="T1">2.3.</text:span> Оплату работ ремонта арендуемого Имуществ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Имущества являются собственностью Арендодателя. <text:s/>При прекращении Договора, Арендатор не имеет прав на возмещение стоимости произведенных улучшений арендуемого Имущества.</text:p>
      <text:list xml:id="list1202324558014319757" text:style-name="L2">
        <text:list-item>
          <text:list>
            <text:list-item>
              <text:p text:style-name="P40">При наличии письменного согласования Арендодателя, Арендатор может сдавать в субаренду часть арендуемого Имущества. При сдаче движимого Имущества в субаренду, годовая арендная плата за каждую единицу этого Имущества увеличивается в полтора раза.</text:p>
            </text:list-item>
          </text:list>
        </text:list-item>
      </text:list>
      <text:p text:style-name="P12"/>
      <text:p text:style-name="P12"/>
      <text:p text:style-name="P12"/>
      <text:p text:style-name="P36"><text:soft-page-break/>3. ПРАВА И ОБЯЗАННОСТИ СТОРОН</text:p>
      <text:p text:style-name="P5">3.1. Арендодатель обязан:</text:p>
      <text:p text:style-name="P37"><text:span text:style-name="T2">3.1.1.</text:span> Передать в течение пяти календарных дней после даты подписания настоящего Договора Арендатору Имущество, в соответствии с п. 1.1 настоящего Договора, на основании двустороннего акта приема-передачи с указанием технического состояния и назначения Имущества на момент сдачи его в аренду (Приложение 2).</text:p>
      <text:list xml:id="list3341288900657641803" text:style-name="L3">
        <text:list-item>
          <text:list>
            <text:list-item>
              <text:p text:style-name="P48">Арендодатель имеет право:</text:p>
            </text:list-item>
          </text:list>
        </text:list-item>
      </text:list>
      <text:list xml:id="list4160430397808072869" text:style-name="L4">
        <text:list-item>
          <text:list>
            <text:list-item>
              <text:list>
                <text:list-item>
                  <text:p text:style-name="P51">Проверять техническое состояние и целевое использование Имущества.</text:p>
                </text:list-item>
                <text:list-item>
                  <text:p text:style-name="P49"><text:span text:style-name="T4">Досрочно расторгнуть Договор в случаях и порядке, указанн</text:span><text:span text:style-name="T4">ых</text:span><text:span text:style-name="T4"> в </text:span><text:span text:style-name="T4">разделе 5 настоящего Договора.</text:span></text:p>
                </text:list-item>
              </text:list>
            </text:list-item>
          </text:list>
        </text:list-item>
      </text:list>
      <text:list xml:id="list3856566266420367257" text:style-name="L5">
        <text:list-item>
          <text:list>
            <text:list-item>
              <text:p text:style-name="P53"><text:span text:style-name="T1">Арендатор обяз</text:span><text:span text:style-name="T1">ан</text:span><text:span text:style-name="T1">:</text:span></text:p>
            </text:list-item>
          </text:list>
        </text:list-item>
      </text:list>
      <text:list xml:id="list4337511353810519172" text:style-name="L6">
        <text:list-item>
          <text:list>
            <text:list-item>
              <text:list>
                <text:list-item>
                  <text:p text:style-name="P54">Принять в течение пяти календарных дней после даты подписания настоящего Договора <text:s text:c="2"/>Имущество, в соответствии с п.1.1. настоящего договора, на основании двустороннего акта приема-передачи с указанием технического состояния и назначения Имущества на момент сдачи его в аренду <text:s text:c="13"/>(Приложение 2).</text:p>
                </text:list-item>
                <text:list-item>
                  <text:p text:style-name="P54">Нести полную ответственность за соблюдение требований санитарно-эпидемиологических станций, Гражданской обороны, Госпожнадзора, правил электробезопасности установок потребителя, а так же принимать меры по ликвидации ситуаций, ставящих под угрозу сохранность Имущества.</text:p>
                </text:list-item>
              </text:list>
            </text:list-item>
          </text:list>
        </text:list-item>
      </text:list>
      <text:p text:style-name="P7">Содержать арендуемое Имущество, в полной исправности и надлежащем санитарном состоянии до сдачи его Арендодателю по акту приема-передачи. </text:p>
      <text:p text:style-name="P7"><text:span text:style-name="T2">3.3.3.</text:span> При отсутствии у Арендатора ремонтно-эксплуатационных служб, профилактическое обслуживание Имущества осуществляется соответствующими службами или иными спецорганизациями <text:s/>по договору с Арендатором и за счет Арендатора.</text:p>
      <text:list xml:id="list7122155495871298904" text:style-name="L7">
        <text:list-item>
          <text:list>
            <text:list-item>
              <text:list>
                <text:list-item>
                  <text:p text:style-name="P41">Использовать Имущество по прямому назначению, в строгом соответствии с п.1.4 настоящего Договора.</text:p>
                </text:list-item>
              </text:list>
            </text:list-item>
          </text:list>
        </text:list-item>
      </text:list>
      <text:p text:style-name="P4"><text:span text:style-name="T2">3.3.5</text:span>. Своевременно производить ремонт Имущества.</text:p>
      <text:p text:style-name="P4"><text:span text:style-name="T2">3.3.6.</text:span> Не передавать без письменного разрешения Арендодателя Имущество третьим лицам по любым основаниям, или использовать право на аренду Имущества в качестве вклада в акционерное общество или другое юридическое лицо, и не использовать Имущество как залог.</text:p>
      <text:p text:style-name="P4"><text:span text:style-name="T2">3.3.7. </text:span>Обеспечивать свободный доступ сотрудников Арендодателя с целью проверки использования Имущества и в установленные Арендодателем сроки устранять выявленные нарушения.</text:p>
      <text:list xml:id="list5584791735113556336" text:style-name="L8">
        <text:list-item>
          <text:list>
            <text:list-item>
              <text:list>
                <text:list-item>
                  <text:p text:style-name="P55">В течение десяти календарных дней со дня подписания акта приема-передачи Имущества, за счет собственных средств, застраховать Имущество по рискам: пожар,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Арендодателю.</text:p>
                </text:list-item>
                <text:list-item>
                  <text:p text:style-name="P55">В течение последнего дня срока действия Договора, либо в день досрочного расторжения Договора, передать Имущество Арендодателю по акту приема-передачи Имуществ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.</text:p>
                </text:list-item>
              </text:list>
            </text:list-item>
          </text:list>
        </text:list-item>
      </text:list>
      <text:list xml:id="list556028041746288597" text:style-name="L9">
        <text:list-item>
          <text:list>
            <text:list-item>
              <text:p text:style-name="P50">Арендатор имеет право:</text:p>
            </text:list-item>
          </text:list>
        </text:list-item>
      </text:list>
      <text:list xml:id="list4399470463239835704" text:style-name="L10">
        <text:list-item>
          <text:list>
            <text:list-item>
              <text:list>
                <text:list-item>
                  <text:p text:style-name="P52">Требовать передачу Имущества в сроки, указанные в пункте 3.1.1 настоящего Договора.</text:p>
                </text:list-item>
              </text:list>
            </text:list-item>
          </text:list>
        </text:list-item>
      </text:list>
      <text:list xml:id="list1745906848047895128" text:style-name="L11">
        <text:list-item>
          <text:list>
            <text:list-item>
              <text:list>
                <text:list-item>
                  <text:p text:style-name="P56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p>
                </text:list-item>
              </text:list>
            </text:list-item>
          </text:list>
        </text:list-item>
      </text:list>
      <text:p text:style-name="P35"/>
      <text:p text:style-name="P35">4. ОТВЕТСТВЕННОСТЬ СТОРОН И ПОРЯДОК РАЗРЕШЕНИЯ СПОРОВ</text:p>
      <text:p text:style-name="P7"><text:span text:style-name="T1">4.1</text:span>. 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<text:p text:style-name="P7"><text:span text:style-name="T1">4.2</text:span>. В случае нарушения Арендатором сроков внесения арендной платы, Арендодатель вправе <text:s/>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освобождения Имущества.</text:p>
      <text:p text:style-name="P7"><text:span text:style-name="T1">4.3</text:span>. Арендатор уплачивает Арендодателю штраф в следующих случаях:</text:p>
      <text:p text:style-name="P7">а) при передаче Арендатором Имущества или его части в субаренду или в пользование третьим лицам без предварительного письменного разрешения Арендодателя (п.3.3.<text:span text:style-name="T10">6</text:span>) в размере 20% годовой арендной платы на момент выявления нарушения;</text:p>
      <text:p text:style-name="P7">б) при использовании Имущества или его части не по целевому назначению (п.1.4) в размере 20% от годовой арендной платы на момент выявления нарушения;</text:p>
      <text:p text:style-name="P7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7"><text:soft-page-break/>Доказательством нарушения являются акты проверки использования Имущества или любые другие доказательства, предусмотренные законодательством.</text:p>
      <text:p text:style-name="P7"><text:span text:style-name="T1">4.4</text:span>. Уплата пени (штрафов), установленных настоящим Договором, не освобождает Арендатора от выполнения обязательств по настоящему Договору.</text:p>
      <text:p text:style-name="P7"><text:span text:style-name="T1">4.5.</text:span> Разногласия, возникшие при заключении и исполнении Договора, подлежат разрешению в <text:s/>Арбитражном суде Иркутской области.</text:p>
      <text:p text:style-name="P7"><text:span text:style-name="T1">4.6</text:span>. Изменение собственника (Арендодателя) не влечет за собой изменение условий заключенного договора аренды.</text:p>
      <text:p text:style-name="P4"><text:span text:style-name="T1">4.7.</text:span> Риск случайной гибели или случайного повреждения имущества несет Арендатор. В случае гибели или повреждения Имущества, Арендатор обязан возместить Арендодателю убытки в полной мере.</text:p>
      <text:p text:style-name="P4"><text:span text:style-name="T1">4.8</text:span>. Арендодатель не отвечает за недостатки Имущества, которые оговорены в акте приема-передачи к Договору либо обнаруженные Арендатором при последующем осмотре Имущества.</text:p>
      <text:p text:style-name="P4"/>
      <text:p text:style-name="P29">5. ПРЕКРАЩЕНИЕ ДЕЙСТВИЯ ДОГОВОРА</text:p>
      <text:p text:style-name="P7"><text:span text:style-name="T1">5.1</text:span>. Договор аренды может быть расторгнут досрочно по требованию Арендатора в следующих случаях:</text:p>
      <text:p text:style-name="P7"><text:span text:style-name="T2">5.1.1.</text:span> Если арендуемое Имущество в силу обстоятельств, за которые Арендатор не отвечает, окажется в состоянии непригодном для использования.</text:p>
      <text:p text:style-name="P7"><text:span text:style-name="T2">5.1.2.</text:span> При обнаружении скрытых дефектов в арендуемом Имуществе.</text:p>
      <text:p text:style-name="P7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.</text:p>
      <text:p text:style-name="P7"><text:span text:style-name="T1">5.2.</text:span> Договор аренды может быть расторгнут досрочно по требованию Арендодателя, а Арендатор выселен по истечению двух недель со дня письменного предупреждения в следующих случаях:</text:p>
      <text:p text:style-name="P7"><text:span text:style-name="T2">5.2.1.</text:span> При использовании Арендатором Имущества (в целом или его части) не в соответствии с условиями Договора аренды.</text:p>
      <text:p text:style-name="P9"><text:span text:style-name="T2">5.2.2.</text:span><text:tab/>Если Арендатор умышленно или по неосторожности ухудшает состояние Имущества, <text:s text:c="2"/>сданного в аренду.</text:p>
      <text:list xml:id="list1528134745831597852" text:style-name="L12">
        <text:list-item>
          <text:list>
            <text:list-item>
              <text:list>
                <text:list-item>
                  <text:p text:style-name="P42">При не выполнении Арендатором требований, установленных пунктами 3.3.4, 3.3.6, 3.3.8 настоящего Договора аренды.</text:p>
                </text:list-item>
              </text:list>
            </text:list-item>
          </text:list>
        </text:list-item>
      </text:list>
      <text:p text:style-name="P30">5.2.4. <text:span text:style-name="T4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span></text:p>
      <text:p text:style-name="P32">5.2.5. <text:span text:style-name="T4">В иных, предусмотренных действующим законодательством случаях.</text:span></text:p>
      <text:p text:style-name="P31"><text:span text:style-name="T2">5.2.6.</text:span> 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p>
      <text:p text:style-name="P7"><text:span text:style-name="T1">5.3</text:span>. Договор аренды подлежит досрочному расторжению, в одностороннем порядке в случаях, если Арендатор более двух раз подряд по истечении установленного договором срока платежа не внес арендную плату и (или) за систематическое невнесение (более двух раз) <text:s/>арендной платы не в полном размере, определенном Договором.</text:p>
      <text:p text:style-name="P7"><text:span text:style-name="T1">5.4</text:span>. В случае досрочного возврата Арендатором Имущества без уведомления Арендодателя и оформления акта приема-передачи Арендодатель имеет право на односторонний отказ от исполнения Договора аренды.</text:p>
      <text:p text:style-name="P7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list xml:id="list2323547739982587231" text:style-name="L13">
        <text:list-item>
          <text:list>
            <text:list-item>
              <text:p text:style-name="P43">Стороны вправе расторгнуть настоящий Договор по иным основаниям, предусмотренным действующим законодательством РФ.</text:p>
            </text:list-item>
          </text:list>
        </text:list-item>
      </text:list>
      <text:p text:style-name="P34">6. ФОРС-МАЖОР</text:p>
      <text:p text:style-name="P7"><text:span text:style-name="T1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7"><text:span text:style-name="T1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7"><text:soft-page-break/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7"><text:span text:style-name="T1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7"><text:span text:style-name="T1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7"><text:span text:style-name="T1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1"><text:span text:style-name="T1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list xml:id="list1322224443231774412" text:style-name="L14">
        <text:list-item>
          <text:list>
            <text:list-item>
              <text:p text:style-name="P46">После заключения настоящего Договора вся предшествующая переписка и документы по вопросам, являющимся его предметом, теряют силу.</text:p>
            </text:list-item>
          </text:list>
        </text:list-item>
      </text:list>
      <text:p text:style-name="P11"/>
      <text:p text:style-name="P23">7. ЗАКЛЮЧИТЕЛЬНЫЕ ПОЛОЖЕНИЯ</text:p>
      <text:list xml:id="list5856545033264513380" text:style-name="L15">
        <text:list-item>
          <text:list>
            <text:list-item>
              <text:p text:style-name="P44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44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7"><text:span text:style-name="T2">7.3.</text:span><text:span text:style-name="T4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7022414193424125985" text:style-name="L16">
        <text:list-item>
          <text:list>
            <text:list-item>
              <text:p text:style-name="P47">По всем вопросам не урегулированным настоящим Договором стороны руководствуются действующим законодательством.</text:p>
              <text:p text:style-name="P47"/>
            </text:list-item>
          </text:list>
        </text:list-item>
      </text:list>
      <text:list xml:id="list3191261791869637482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5">8. ЮРИДИЧЕСКИЕ АДРЕСА И РЕКВИЗИТЫ СТОРОН</text:p>
                                  <text:p text:style-name="P45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9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Комитет по управлению муниципальным<text:tab/></text:p>
            <text:p text:style-name="P17">имуществом администрации города Братска</text:p>
            <text:p text:style-name="P25">г. Братск, пр. Ленина, 37</text:p>
            <text:p text:style-name="P25">т.349060, т/ф 349065</text:p>
            <text:p text:style-name="P25">ИНН 3803201800, КПП 380401001</text:p>
            <text:p text:style-name="P25"/>
            <text:p text:style-name="P25"/>
            <text:p text:style-name="P25">_________________ <text:s text:c="8"/></text:p>
            <text:p text:style-name="P17"><text:tab/><text:tab/><text:tab/>мп</text:p>
          </table:table-cell>
          <table:table-cell table:style-name="Таблица1.A1" office:value-type="string">
            <text:p text:style-name="P19">ИП(ООО,ОАО)__________________________________Адрес:__________________________________________ИНН:__________________________________________ОГРН:__________________________________________паспорт_________________________________________телефон______________________________________</text:p>
            <text:p text:style-name="P19"/>
            <text:p text:style-name="P25">_________________ <text:s text:c="8"/></text:p>
            <text:p text:style-name="P18"><text:tab/><text:tab/><text:tab/>мп</text:p>
          </table:table-cell>
        </table:table-row>
      </table:table>
      <text:p text:style-name="P28"/>
      <text:p text:style-name="P21">Управление Федерального казначейства по Иркутской области (КУМИ г. Братска)</text:p>
      <text:p text:style-name="P20">ГРКЦ ГУ Банка России по Иркутской области г. Иркутск</text:p>
      <text:p text:style-name="P20">БИК 042520001, Сч 40101810900000010001, ИНН 3803201800, КПП 380401001,</text:p>
      <text:p text:style-name="P21">ОКТМО 25714000, КБК 90111105034041000120</text:p>
      <text:p text:style-name="P21">оплата аренды по договору от ___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138cm" fo:margin-bottom="0.834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1:02:25.80</dc:date>
    <meta:print-date>2013-12-27T14:42:36.09</meta:print-date>
    <meta:editing-cycles>135</meta:editing-cycles>
    <meta:editing-duration>PT21H29S</meta:editing-duration>
    <meta:generator>OpenOffice/4.0.0$Win32 OpenOffice.org_project/400m3$Build-9702</meta:generator>
    <meta:printed-by>Наталья  Бодрова </meta:printed-by>
    <meta:document-statistic meta:table-count="1" meta:image-count="0" meta:object-count="0" meta:page-count="4" meta:paragraph-count="110" meta:word-count="1871" meta:character-count="15314"/>
  </office:meta>
</office:document-meta>
</file>